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3.506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fo:min-height="13.364cm"/>
    </style:style>
    <style:style style:name="P1" style:family="paragraph">
      <style:paragraph-properties fo:text-align="center"/>
      <style:text-properties fo:font-size="44pt" style:font-size-asian="44pt" style:font-size-complex="44pt"/>
    </style:style>
    <style:style style:name="P2" style:family="paragraph">
      <style:text-properties fo:font-size="44pt" style:font-size-asian="44pt" style:font-size-complex="44pt"/>
    </style:style>
    <style:style style:name="P3" style:family="paragraph">
      <loext:graphic-properties draw:fill-color="#ffffff"/>
    </style:style>
    <style:style style:name="P4" style:family="paragraph">
      <style:text-properties fo:font-size="48pt" style:font-size-asian="48pt" style:font-size-complex="48pt"/>
    </style:style>
    <style:style style:name="P5" style:family="paragraph">
      <style:paragraph-properties fo:text-align="justify"/>
    </style:style>
    <style:style style:name="P6" style:family="paragraph">
      <style:paragraph-properties fo:text-align="center"/>
      <style:text-properties fo:font-size="48pt" style:font-size-asian="48pt" style:font-size-complex="48pt"/>
    </style:style>
    <style:style style:name="P7" style:family="paragraph">
      <style:paragraph-properties fo:line-height="200%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36pt" fo:font-weight="bold" style:font-size-asian="36pt" style:font-weight-asian="bold" style:font-size-complex="36pt" style:font-weight-complex="bold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4pt" style:font-size-asian="34pt" style:font-size-complex="34pt"/>
    </style:style>
    <style:style style:name="T6" style:family="text">
      <style:text-properties fo:font-size="30pt" style:font-size-asian="30pt" style:font-size-complex="30pt"/>
    </style:style>
    <style:style style:name="T7" style:family="text">
      <style:text-properties style:text-position="-33% 58%" fo:font-size="30pt" style:font-size-asian="30pt" style:font-size-complex="30pt"/>
    </style:style>
    <style:style style:name="T8" style:family="text">
      <style:text-properties style:text-position="-33% 58%"/>
    </style:style>
    <style:style style:name="T9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draw:frame presentation:style-name="pr1" draw:text-style-name="P2" draw:layer="layout" svg:width="25.199cm" svg:height="3.506cm" svg:x="1.4cm" svg:y="0.837cm" presentation:class="title" presentation:user-transformed="true">
          <draw:text-box>
            <text:p text:style-name="P1"><text:span text:style-name="T1">Nombre Achromatique d’un graphe</text:span></text:p>
          </draw:text-box>
        </draw:frame>
        <draw:frame presentation:style-name="pr2" draw:text-style-name="P3" draw:layer="layout" svg:width="26cm" svg:height="14cm" svg:x="1cm" svg:y="5.5cm" presentation:class="subtitle">
          <draw:text-box>
            <text:p>Marine RUIZ</text:p>
            <text:p>Grégory HOWARD</text:p>
            <text:p>Jules SAUVINET</text:p>
            <text:p>Bruno DUMA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4" draw:text-style-name="P4" draw:layer="layout" svg:width="26cm" svg:height="2.663cm" svg:x="1cm" svg:y="0.837cm" presentation:class="title">
          <draw:text-box>
            <text:p text:style-name="P4"><text:span text:style-name="T2">Définition de notre problème</text:span></text:p>
          </draw:text-box>
        </draw:frame>
        <draw:frame presentation:style-name="pr5" draw:layer="layout" svg:width="27cm" svg:height="14cm" svg:x="0cm" svg:y="5.5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>Définition du nombre achromatique :</text:span></text:p>
                <text:p text:style-name="P5"><text:span text:style-name="T4">Soit G un graphe. On appelle nombre achromatique de G le nombre maximum de couleurs, noté χ(G), nécessaire pour colorier chaque sommet du graphe G de façon que deux sommets adjacents quelconques soient de couleurs différentes.</text:span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4" draw:layer="layout" svg:width="26cm" svg:height="2.663cm" svg:x="1cm" svg:y="0.837cm" presentation:class="title">
          <draw:text-box>
            <text:p text:style-name="P4"><text:span text:style-name="T2">Définition de notre problème (2)</text:span></text:p>
          </draw:text-box>
        </draw:frame>
        <draw:frame presentation:style-name="pr5" draw:text-style-name="P5" draw:layer="layout" svg:width="27cm" svg:height="14cm" svg:x="0cm" svg:y="5.5cm" presentation:class="outline" presentation:user-transformed="true">
          <draw:text-box>
            <text:list text:style-name="L2">
              <text:list-header>
                <text:p text:style-name="P5"><text:span text:style-name="T5">Description du problème :</text:span></text:p>
                <text:p text:style-name="P5"><text:span text:style-name="T4">Colorer un graphe avec un nombre maximal de couleurs de telle sorte que chaque couleur soit connexe à chaque autre couleur par un chemin de longueur 1.</text:span></text:p>
                <text:p text:style-name="P5"><text:span text:style-name="T5">Difficulté :</text:span></text:p>
                <text:p text:style-name="P5"><text:span text:style-name="T4">Trouver le nombre achromatique est NP-Difficile. Dans ce projet, nous allons déterminer s’il est inférieur à un nombre donné. Ce sous-problème a été montré NP-Complet par Yannakakis et Gavril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4" draw:text-style-name="P6" draw:layer="layout" svg:width="26cm" svg:height="2.663cm" svg:x="1cm" svg:y="0.837cm" presentation:class="title" presentation:user-transformed="true">
          <draw:text-box>
            <text:p text:style-name="P6"><text:span text:style-name="T2">Modélisation du problème</text:span></text:p>
          </draw:text-box>
        </draw:frame>
        <draw:frame presentation:style-name="pr5" draw:layer="layout" svg:width="27cm" svg:height="14cm" svg:x="0cm" svg:y="5.5cm" presentation:class="outline" presentation:user-transformed="true">
          <draw:text-box>
            <text:list text:style-name="L2">
              <text:list-header>
                <text:p text:style-name="P7">Soit un graphe G(V,E) :</text:p>
                <text:p text:style-name="P7"><text:span text:style-name="T6">V = (X</text:span><text:span text:style-name="T7">1</text:span><text:span text:style-name="T6">, X</text:span><text:span text:style-name="T7">2</text:span><text:span text:style-name="T6">, … , X</text:span><text:span text:style-name="T7">n</text:span><text:span text:style-name="T6">) où X</text:span><text:span text:style-name="T7">i</text:span><text:span text:style-name="T6"> est un sommet de G, i ∈ {1, …, n}</text:span></text:p>
                <text:p text:style-name="P7">E = (E<text:span text:style-name="T8">1</text:span>, E<text:span text:style-name="T8">2</text:span>, …, E<text:span text:style-name="T8">m</text:span>) où E<text:span text:style-name="T8">j</text:span> est une arête de G,</text:p>
                <text:p><text:s/>j ∈ {1, …, m} et E<text:span text:style-name="T8">j</text:span> = (X<text:span text:style-name="T8">a</text:span>,X<text:span text:style-name="T8">b</text:span>) avec X<text:span text:style-name="T8">a</text:span>,X<text:span text:style-name="T8">b</text:span> ∈ V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4" draw:text-style-name="P4" draw:layer="layout" svg:width="26cm" svg:height="2.663cm" svg:x="1cm" svg:y="0.837cm" presentation:class="title">
          <draw:text-box>
            <text:p text:style-name="P4"><text:span text:style-name="T2">Les contraintes</text:span></text:p>
          </draw:text-box>
        </draw:frame>
        <draw:frame presentation:style-name="pr5" draw:text-style-name="P5" draw:layer="layout" svg:width="27cm" svg:height="14cm" svg:x="0cm" svg:y="5.5cm" presentation:class="outline" presentation:user-transformed="true">
          <draw:text-box>
            <text:list text:style-name="L2">
              <text:list-item>
                <text:p text:style-name="P5"><text:span text:style-name="T9">Première contrainte</text:span> : la coloration propre</text:p>
                <text:p text:style-name="P5">si deux nœuds sont voisins dans le graphe, ils ne peuvent pas avoir la même couleur</text:p>
              </text:list-item>
              <text:list-item>
                <text:p text:style-name="P5"><text:span text:style-name="T9">Deuxième contrainte</text:span> : la coloration complète</text:p>
                <text:p text:style-name="P5">chaque couleur est connexe à chacune des autres couleurs par un chemin de longueur 1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4" draw:text-style-name="P4" draw:layer="layout" svg:width="26cm" svg:height="2.663cm" svg:x="1cm" svg:y="0.837cm" presentation:class="title">
          <draw:text-box>
            <text:p text:style-name="P4"><text:span text:style-name="T2">Notre résolution du problème</text:span></text:p>
          </draw:text-box>
        </draw:frame>
        <draw:frame presentation:style-name="pr5" draw:layer="layout" svg:width="26cm" svg:height="14cm" svg:x="1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éro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8M17S</meta:editing-duration>
    <meta:editing-cycles>8</meta:editing-cycles>
    <meta:generator>LibreOffice/5.1.6.2$Windows_x86 LibreOffice_project/07ac168c60a517dba0f0d7bc7540f5afa45f0909</meta:generator>
    <dc:date>2016-11-20T19:09:35.487000000</dc:date>
    <meta:document-statistic meta:object-count="59"/>
  </office:meta>
</office:document-meta>
</file>